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est.tsv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.tsv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lou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Avensis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Whit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ab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"Sport"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ab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rey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Black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-type, used</text:p>
          </table:table-cell>
          <table:table-cell office:value-type="string" calcext:value-type="string">
            <text:p>Green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.tsv" style:display-name="PageStyle_test.t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Challen</meta:initial-creator>
    <dc:creator>Rob Challen</dc:creator>
    <meta:creation-date>2017-08-08T15:05:09</meta:creation-date>
    <dc:date>2017-08-08T15:15:49</dc:date>
    <meta:generator>LibreOffice/5.0.3.2$Linux_X86_64 LibreOffice_project/00m0$Build-2</meta:generator>
    <meta:document-statistic meta:table-count="1" meta:cell-count="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